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1576e1" officeooo:paragraph-rsid="001576e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l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rtney </meta:initial-creator>
    <meta:creation-date>2016-07-30T17:45:50.881113480</meta:creation-date>
    <dc:date>2016-07-31T16:39:00.287719241</dc:date>
    <dc:creator>Courtney </dc:creator>
    <meta:editing-duration>P0D</meta:editing-duration>
    <meta:editing-cycles>1</meta:editing-cycles>
    <meta:generator>LibreOffice/4.2.8.2$Linux_x86 LibreOffice_project/420m0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